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fo:color="#00b050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fo:color="#00b050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fo:color="#00b050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fo:color="#00b050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fo:color="#00b050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fo:color="#00b050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fo:color="#00b050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fo:color="#00b050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fo:color="#00b050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fo:color="#00b050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fo:color="#00b050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fo:color="#00b050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fo:color="#00b050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fo:color="#00b050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fo:color="#00b050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fo:color="#00b050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fo:color="#00b050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fo:color="#00b050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fo:color="#00b050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fo:color="#00b050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fo:color="#00b050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fo:color="#00b050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fo:color="#00b050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fo:color="#00b050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fo:color="#00b050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fo:color="#00b050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fo:color="#00b050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fo:color="#00b050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fo:color="#00b050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fo:color="#00b050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fo:color="#00b050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fo:color="#00b050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fo:color="#00b050"/>
    </style:style>
    <style:style style:name="P1" style:family="paragraph">
      <style:paragraph-properties fo:line-height="115.00%" fo:text-align="center"/>
    </style:style>
    <style:style style:name="P2" style:family="paragraph">
      <style:paragraph-properties fo:line-height="115.00%" fo:text-align="left"/>
    </style:style>
    <text:list-style style:name="L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" style:family="paragraph">
      <style:paragraph-properties fo:line-height="115.00%" fo:text-align="left"/>
    </style:style>
    <style:style style:name="P4" style:family="paragraph">
      <style:paragraph-properties fo:line-height="115.00%" fo:text-align="left" fo:margin-left="36.00pt" fo:text-indent="0.00pt"/>
    </style:style>
    <style:style style:name="P5" style:family="paragraph">
      <style:paragraph-properties fo:line-height="100.00%" fo:text-align="center" fo:margin-left="10.05pt" fo:text-indent="-5.40pt">
        <style:tab-stops>
          <style:tab-stop style:position="113.75pt" style:type="right"/>
          <style:tab-stop style:position="26307.15pt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right"/>
    </style:style>
    <style:style style:name="P8" style:family="paragraph">
      <style:paragraph-properties fo:line-height="100.00%" fo:text-align="center" fo:margin-left="10.05pt" fo:text-indent="-5.40pt">
        <style:tab-stops>
          <style:tab-stop style:position="113.75pt" style:type="right"/>
          <style:tab-stop style:position="26307.15pt"/>
        </style:tab-stops>
      </style:paragraph-properties>
    </style:style>
    <style:style style:name="P9" style:family="paragraph">
      <style:paragraph-properties fo:line-height="100.00%" fo:text-align="center" fo:margin-left="10.05pt" fo:text-indent="-5.40pt">
        <style:tab-stops>
          <style:tab-stop style:position="113.75pt" style:type="right"/>
          <style:tab-stop style:position="26307.15pt"/>
        </style:tab-stops>
      </style:paragraph-properties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right"/>
    </style:style>
    <style:style style:name="P12" style:family="paragraph">
      <style:paragraph-properties fo:line-height="100.00%" fo:text-align="center" fo:margin-left="10.05pt" fo:text-indent="-5.40pt">
        <style:tab-stops>
          <style:tab-stop style:position="113.75pt" style:type="right"/>
          <style:tab-stop style:position="26307.15pt"/>
        </style:tab-stops>
      </style:paragraph-properties>
    </style:style>
    <style:style style:name="P13" style:family="paragraph">
      <style:paragraph-properties fo:line-height="100.00%" fo:text-align="center" fo:margin-left="10.05pt" fo:text-indent="-5.40pt">
        <style:tab-stops>
          <style:tab-stop style:position="113.75pt" style:type="right"/>
          <style:tab-stop style:position="26204.75pt"/>
        </style:tab-stops>
      </style:paragraph-properties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right"/>
    </style:style>
    <style:style style:name="P16" style:family="paragraph">
      <style:paragraph-properties fo:line-height="100.00%" fo:text-align="center" fo:margin-left="10.05pt" fo:text-indent="-5.40pt">
        <style:tab-stops>
          <style:tab-stop style:position="113.75pt" style:type="right"/>
          <style:tab-stop style:position="26204.75pt"/>
        </style:tab-stops>
      </style:paragraph-properties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right"/>
    </style:style>
    <style:style style:name="P19" style:family="paragraph">
      <style:paragraph-properties fo:line-height="100.00%" fo:text-align="center" fo:margin-left="10.05pt" fo:text-indent="-5.40pt">
        <style:tab-stops>
          <style:tab-stop style:position="113.75pt" style:type="right"/>
          <style:tab-stop style:position="26204.75pt"/>
        </style:tab-stops>
      </style:paragraph-properties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right"/>
    </style:style>
    <style:style style:name="P22" style:family="paragraph">
      <style:paragraph-properties fo:line-height="100.00%" fo:text-align="center" fo:margin-left="10.05pt" fo:text-indent="-5.40pt">
        <style:tab-stops>
          <style:tab-stop style:position="113.75pt" style:type="right"/>
          <style:tab-stop style:position="26204.75pt"/>
        </style:tab-stops>
      </style:paragraph-properties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right"/>
    </style:style>
    <style:style style:name="P25" style:family="paragraph">
      <style:paragraph-properties fo:line-height="100.00%" fo:text-align="center" fo:margin-left="10.05pt" fo:text-indent="-5.40pt">
        <style:tab-stops>
          <style:tab-stop style:position="113.75pt" style:type="right"/>
          <style:tab-stop style:position="26204.75pt"/>
        </style:tab-stops>
      </style:paragraph-properties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right"/>
    </style:style>
    <style:style style:name="P28" style:family="paragraph">
      <style:paragraph-properties fo:line-height="100.00%" fo:text-align="center" fo:margin-left="10.05pt" fo:text-indent="-5.40pt">
        <style:tab-stops>
          <style:tab-stop style:position="113.75pt" style:type="right"/>
          <style:tab-stop style:position="26204.75pt"/>
        </style:tab-stops>
      </style:paragraph-properties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right"/>
    </style:style>
    <style:style style:name="P31" style:family="paragraph">
      <style:paragraph-properties fo:line-height="100.00%" fo:text-align="center" fo:margin-left="10.05pt" fo:text-indent="-5.40pt">
        <style:tab-stops>
          <style:tab-stop style:position="113.75pt" style:type="right"/>
          <style:tab-stop style:position="26204.75pt"/>
        </style:tab-stops>
      </style:paragraph-properties>
    </style:style>
    <style:style style:name="P32" style:family="paragraph">
      <style:paragraph-properties fo:line-height="100.00%" fo:text-align="left"/>
    </style:style>
    <style:style style:name="P33" style:family="paragraph">
      <style:paragraph-properties fo:line-height="100.00%" fo:text-align="right"/>
    </style:style>
    <style:style style:name="P34" style:family="paragraph">
      <style:paragraph-properties fo:line-height="100.00%" fo:text-align="center" fo:margin-left="10.05pt" fo:text-indent="-5.40pt">
        <style:tab-stops>
          <style:tab-stop style:position="113.75pt" style:type="right"/>
          <style:tab-stop style:position="26204.75pt"/>
        </style:tab-stops>
      </style:paragraph-properties>
    </style:style>
    <style:style style:name="P35" style:family="paragraph">
      <style:paragraph-properties fo:line-height="100.00%" fo:text-align="left"/>
    </style:style>
    <style:style style:name="P36" style:family="paragraph">
      <style:paragraph-properties fo:line-height="100.00%" fo:text-align="right"/>
    </style:style>
    <style:style style:name="P37" style:family="paragraph">
      <style:paragraph-properties fo:line-height="100.00%" fo:text-align="center" fo:margin-left="10.05pt" fo:text-indent="-5.40pt">
        <style:tab-stops>
          <style:tab-stop style:position="113.75pt" style:type="right"/>
          <style:tab-stop style:position="26204.75pt"/>
        </style:tab-stops>
      </style:paragraph-properties>
    </style:style>
    <style:style style:name="P38" style:family="paragraph">
      <style:paragraph-properties fo:line-height="100.00%" fo:text-align="left"/>
    </style:style>
    <style:style style:name="P39" style:family="paragraph">
      <style:paragraph-properties fo:line-height="100.00%" fo:text-align="right"/>
    </style:style>
    <style:style style:name="P40" style:family="paragraph">
      <style:paragraph-properties fo:line-height="100.00%" fo:text-align="center" fo:margin-left="10.05pt" fo:text-indent="-5.40pt">
        <style:tab-stops>
          <style:tab-stop style:position="113.75pt" style:type="right"/>
          <style:tab-stop style:position="26204.75pt"/>
        </style:tab-stops>
      </style:paragraph-properties>
    </style:style>
    <style:style style:name="P41" style:family="paragraph">
      <style:paragraph-properties fo:line-height="100.00%" fo:text-align="left"/>
    </style:style>
    <style:style style:name="P42" style:family="paragraph">
      <style:paragraph-properties fo:line-height="100.00%" fo:text-align="right"/>
    </style:style>
    <style:style style:name="P43" style:family="paragraph">
      <style:paragraph-properties fo:line-height="100.00%" fo:text-align="center" fo:margin-left="10.05pt" fo:text-indent="-5.40pt">
        <style:tab-stops>
          <style:tab-stop style:position="113.75pt" style:type="right"/>
          <style:tab-stop style:position="26204.75pt"/>
        </style:tab-stops>
      </style:paragraph-properties>
    </style:style>
    <style:style style:name="P44" style:family="paragraph">
      <style:paragraph-properties fo:line-height="100.00%" fo:text-align="left"/>
    </style:style>
    <style:style style:name="P45" style:family="paragraph">
      <style:paragraph-properties fo:line-height="100.00%" fo:text-align="right"/>
    </style:style>
    <style:style style:name="P46" style:family="paragraph">
      <style:paragraph-properties fo:line-height="100.00%" fo:text-align="center" fo:margin-left="10.05pt" fo:text-indent="-5.40pt">
        <style:tab-stops>
          <style:tab-stop style:position="113.75pt" style:type="right"/>
          <style:tab-stop style:position="26204.75pt"/>
        </style:tab-stops>
      </style:paragraph-properties>
    </style:style>
    <style:style style:name="P47" style:family="paragraph">
      <style:paragraph-properties fo:line-height="100.00%" fo:text-align="left"/>
    </style:style>
    <style:style style:name="P48" style:family="paragraph">
      <style:paragraph-properties fo:line-height="100.00%" fo:text-align="right"/>
    </style:style>
    <style:style style:name="P49" style:family="paragraph">
      <style:paragraph-properties fo:line-height="100.00%" fo:text-align="center" fo:margin-left="10.05pt" fo:text-indent="-5.40pt">
        <style:tab-stops>
          <style:tab-stop style:position="113.75pt" style:type="right"/>
          <style:tab-stop style:position="26204.75pt"/>
        </style:tab-stops>
      </style:paragraph-properties>
    </style:style>
    <style:style style:name="P50" style:family="paragraph">
      <style:paragraph-properties fo:line-height="100.00%" fo:text-align="left"/>
    </style:style>
    <style:style style:name="P51" style:family="paragraph">
      <style:paragraph-properties fo:line-height="100.00%" fo:text-align="right"/>
    </style:style>
    <style:style style:name="P52" style:family="paragraph">
      <style:paragraph-properties fo:line-height="100.00%" fo:text-align="center" fo:margin-left="10.05pt" fo:text-indent="-5.40pt">
        <style:tab-stops>
          <style:tab-stop style:position="113.75pt" style:type="right"/>
          <style:tab-stop style:position="26204.75pt"/>
        </style:tab-stops>
      </style:paragraph-properties>
    </style:style>
    <style:style style:name="P53" style:family="paragraph">
      <style:paragraph-properties fo:line-height="100.00%" fo:text-align="left"/>
    </style:style>
    <style:style style:name="P54" style:family="paragraph">
      <style:paragraph-properties fo:line-height="100.00%" fo:text-align="right"/>
    </style:style>
    <style:style style:name="P55" style:family="paragraph">
      <style:paragraph-properties fo:line-height="100.00%" fo:text-align="center" fo:margin-left="10.05pt" fo:text-indent="-5.40pt">
        <style:tab-stops>
          <style:tab-stop style:position="113.75pt" style:type="right"/>
          <style:tab-stop style:position="26204.75pt"/>
        </style:tab-stops>
      </style:paragraph-properties>
    </style:style>
    <style:style style:name="P56" style:family="paragraph">
      <style:paragraph-properties fo:line-height="115.00%" fo:text-align="left"/>
    </style:style>
    <style:style style:name="P57" style:family="paragraph">
      <style:paragraph-properties fo:line-height="115.00%" fo:text-align="left" fo:margin-left="36.00pt" fo:text-indent="0.00pt"/>
    </style:style>
    <text:list-style style:name="L5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8" style:family="paragraph">
      <style:paragraph-properties fo:line-height="115.00%" fo:text-align="left"/>
    </style:style>
    <style:style style:name="P59" style:family="paragraph">
      <style:paragraph-properties fo:line-height="115.00%" fo:text-align="left"/>
    </style:style>
    <style:style style:name="P60" style:family="paragraph">
      <style:paragraph-properties fo:line-height="115.00%" fo:text-align="left" fo:margin-left="36.00pt" fo:text-indent="0.00pt"/>
    </style:style>
    <text:list-style style:name="L61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61" style:family="paragraph">
      <style:paragraph-properties fo:line-height="115.00%" fo:text-align="left" fo:margin-left="18.00pt" fo:text-indent="-18.00pt"/>
    </style:style>
    <style:style style:name="P62" style:family="paragraph">
      <style:paragraph-properties fo:line-height="115.00%" fo:text-align="left"/>
    </style:style>
    <text:list-style style:name="L63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63" style:family="paragraph">
      <style:paragraph-properties fo:line-height="115.00%" fo:text-align="left" fo:margin-left="18.00pt" fo:text-indent="-18.00pt"/>
    </style:style>
    <style:style style:name="P64" style:family="paragraph">
      <style:paragraph-properties fo:line-height="115.00%" fo:text-align="left"/>
    </style:style>
    <text:list-style style:name="L65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65" style:family="paragraph">
      <style:paragraph-properties fo:line-height="115.00%" fo:text-align="left" fo:margin-left="18.00pt" fo:text-indent="-18.00pt"/>
    </style:style>
    <style:style style:name="P66" style:family="paragraph">
      <style:paragraph-properties fo:line-height="115.00%" fo:text-align="left"/>
    </style:style>
    <style:style style:name="P67" style:family="paragraph">
      <style:paragraph-properties fo:line-height="115.00%" fo:text-align="left">
        <style:tab-stops>
          <style:tab-stop style:position="36.00pt"/>
        </style:tab-stops>
      </style:paragraph-properties>
    </style:style>
    <style:style style:name="P68" style:family="paragraph">
      <style:paragraph-properties fo:line-height="115.00%" fo:text-align="left"/>
    </style:style>
    <style:style style:name="P69" style:family="paragraph">
      <style:paragraph-properties fo:line-height="115.00%" fo:text-align="left" fo:margin-left="36.00pt" fo:text-indent="0.00pt"/>
    </style:style>
    <text:list-style style:name="L70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70" style:family="paragraph">
      <style:paragraph-properties fo:line-height="115.00%" fo:text-align="left" fo:margin-left="18.00pt" fo:text-indent="-18.00pt"/>
    </style:style>
    <style:style style:name="P71" style:family="paragraph">
      <style:paragraph-properties fo:line-height="115.00%" fo:text-align="left"/>
    </style:style>
    <text:list-style style:name="L72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72" style:family="paragraph">
      <style:paragraph-properties fo:line-height="115.00%" fo:text-align="left" fo:margin-left="18.00pt" fo:text-indent="-18.00pt"/>
    </style:style>
    <style:style style:name="P73" style:family="paragraph">
      <style:paragraph-properties fo:line-height="115.00%" fo:text-align="left"/>
    </style:style>
    <text:list-style style:name="L74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74" style:family="paragraph">
      <style:paragraph-properties fo:line-height="115.00%" fo:text-align="left" fo:margin-left="18.00pt" fo:text-indent="-18.00pt"/>
    </style:style>
    <style:style style:name="P75" style:family="paragraph">
      <style:paragraph-properties fo:line-height="115.00%" fo:text-align="left"/>
    </style:style>
    <style:style style:name="P76" style:family="paragraph">
      <style:paragraph-properties fo:line-height="115.00%" fo:text-align="left">
        <style:tab-stops>
          <style:tab-stop style:position="27.00pt"/>
        </style:tab-stops>
      </style:paragraph-properties>
    </style:style>
    <style:style style:name="P77" style:family="paragraph">
      <style:paragraph-properties fo:line-height="115.00%" fo:text-align="left"/>
    </style:style>
    <text:list-style style:name="L7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78" style:family="paragraph">
      <style:paragraph-properties fo:line-height="115.00%" fo:text-align="left"/>
    </style:style>
    <style:style style:name="P79" style:family="paragraph">
      <style:paragraph-properties fo:line-height="115.00%" fo:text-align="left"/>
    </style:style>
    <style:style style:name="P80" style:family="paragraph">
      <style:paragraph-properties fo:line-height="115.00%" fo:text-align="left" fo:margin-left="36.00pt" fo:text-indent="0.00pt"/>
    </style:style>
    <text:list-style style:name="L8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81" style:family="paragraph">
      <style:paragraph-properties fo:line-height="115.00%" fo:text-align="left"/>
    </style:style>
    <style:style style:name="P82" style:family="paragraph">
      <style:paragraph-properties fo:line-height="100.00%" fo:text-align="center" fo:margin-left="41.40pt" fo:text-indent="-5.40pt">
        <style:tab-stops>
          <style:tab-stop style:position="62.50pt"/>
          <style:tab-stop style:position="26275.80pt"/>
        </style:tab-stops>
      </style:paragraph-properties>
    </style:style>
    <style:style style:name="P83" style:family="paragraph">
      <style:paragraph-properties fo:line-height="100.00%" fo:text-align="center"/>
    </style:style>
    <style:style style:name="P84" style:family="paragraph">
      <style:paragraph-properties fo:line-height="100.00%" fo:text-align="center" fo:margin-left="41.40pt" fo:text-indent="-5.40pt">
        <style:tab-stops>
          <style:tab-stop style:position="62.50pt"/>
          <style:tab-stop style:position="26275.80pt"/>
        </style:tab-stops>
      </style:paragraph-properties>
    </style:style>
    <style:style style:name="P85" style:family="paragraph">
      <style:paragraph-properties fo:line-height="100.00%" fo:text-align="center" fo:margin-left="41.40pt" fo:text-indent="-5.40pt">
        <style:tab-stops>
          <style:tab-stop style:position="62.50pt"/>
          <style:tab-stop style:position="26275.80pt"/>
        </style:tab-stops>
      </style:paragraph-properties>
    </style:style>
    <style:style style:name="P86" style:family="paragraph">
      <style:paragraph-properties fo:line-height="100.00%" fo:text-align="center"/>
    </style:style>
    <style:style style:name="P87" style:family="paragraph">
      <style:paragraph-properties fo:line-height="100.00%" fo:text-align="center" fo:margin-left="41.40pt" fo:text-indent="-5.40pt">
        <style:tab-stops>
          <style:tab-stop style:position="62.50pt"/>
          <style:tab-stop style:position="26275.80pt"/>
        </style:tab-stops>
      </style:paragraph-properties>
    </style:style>
    <style:style style:name="P88" style:family="paragraph">
      <style:paragraph-properties fo:line-height="100.00%" fo:text-align="center"/>
    </style:style>
    <style:style style:name="P89" style:family="paragraph">
      <style:paragraph-properties fo:line-height="100.00%" fo:text-align="center" fo:margin-left="41.40pt" fo:text-indent="-5.40pt">
        <style:tab-stops>
          <style:tab-stop style:position="62.50pt"/>
          <style:tab-stop style:position="26275.80pt"/>
        </style:tab-stops>
      </style:paragraph-properties>
    </style:style>
    <style:style style:name="P90" style:family="paragraph">
      <style:paragraph-properties fo:line-height="100.00%" fo:text-align="center"/>
    </style:style>
    <style:style style:name="P91" style:family="paragraph">
      <style:paragraph-properties fo:line-height="100.00%" fo:text-align="center" fo:margin-left="41.40pt" fo:text-indent="-5.40pt">
        <style:tab-stops>
          <style:tab-stop style:position="62.50pt"/>
          <style:tab-stop style:position="26275.80pt"/>
        </style:tab-stops>
      </style:paragraph-properties>
    </style:style>
    <style:style style:name="P92" style:family="paragraph">
      <style:paragraph-properties fo:line-height="100.00%" fo:text-align="center"/>
    </style:style>
    <style:style style:name="P93" style:family="paragraph">
      <style:paragraph-properties fo:line-height="100.00%" fo:text-align="center" fo:margin-left="41.40pt" fo:text-indent="-5.40pt">
        <style:tab-stops>
          <style:tab-stop style:position="62.50pt"/>
          <style:tab-stop style:position="26275.80pt"/>
        </style:tab-stops>
      </style:paragraph-properties>
    </style:style>
    <style:style style:name="P94" style:family="paragraph">
      <style:paragraph-properties fo:line-height="100.00%" fo:text-align="center"/>
    </style:style>
    <style:style style:name="P95" style:family="paragraph">
      <style:paragraph-properties fo:line-height="100.00%" fo:text-align="center" fo:margin-left="41.40pt" fo:text-indent="-5.40pt">
        <style:tab-stops>
          <style:tab-stop style:position="62.50pt"/>
          <style:tab-stop style:position="26275.80pt"/>
        </style:tab-stops>
      </style:paragraph-properties>
    </style:style>
    <style:style style:name="P96" style:family="paragraph">
      <style:paragraph-properties fo:line-height="100.00%" fo:text-align="center"/>
    </style:style>
    <style:style style:name="P97" style:family="paragraph">
      <style:paragraph-properties fo:line-height="100.00%" fo:text-align="center" fo:margin-left="41.40pt" fo:text-indent="-5.40pt">
        <style:tab-stops>
          <style:tab-stop style:position="62.50pt"/>
          <style:tab-stop style:position="26275.80pt"/>
        </style:tab-stops>
      </style:paragraph-properties>
    </style:style>
    <style:style style:name="P98" style:family="paragraph">
      <style:paragraph-properties fo:line-height="115.00%" fo:text-align="left" fo:margin-left="36.00pt" fo:text-indent="0.00pt"/>
    </style:style>
    <text:list-style style:name="L99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99" style:family="paragraph">
      <style:paragraph-properties fo:line-height="115.00%" fo:text-align="left" fo:margin-left="18.00pt" fo:text-indent="-18.00pt"/>
    </style:style>
    <style:style style:name="P100" style:family="paragraph">
      <style:paragraph-properties fo:line-height="115.00%" fo:text-align="left"/>
    </style:style>
    <text:list-style style:name="L101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101" style:family="paragraph">
      <style:paragraph-properties fo:line-height="115.00%" fo:text-align="left" fo:margin-left="18.00pt" fo:text-indent="-18.00pt"/>
    </style:style>
    <style:style style:name="P102" style:family="paragraph">
      <style:paragraph-properties fo:line-height="115.00%" fo:text-align="left"/>
    </style:style>
    <text:list-style style:name="L103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103" style:family="paragraph">
      <style:paragraph-properties fo:line-height="115.00%" fo:text-align="left" fo:margin-left="18.00pt" fo:text-indent="-18.00pt"/>
    </style:style>
    <style:style style:name="P104" style:family="paragraph">
      <style:paragraph-properties fo:line-height="115.00%" fo:text-align="left"/>
    </style:style>
    <text:list-style style:name="L105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105" style:family="paragraph">
      <style:paragraph-properties fo:line-height="115.00%" fo:text-align="left" fo:margin-left="18.00pt" fo:text-indent="-18.00pt"/>
    </style:style>
    <style:style style:name="P106" style:family="paragraph">
      <style:paragraph-properties fo:line-height="115.00%" fo:text-align="left"/>
    </style:style>
    <style:style style:name="P107" style:family="paragraph">
      <style:paragraph-properties fo:line-height="115.00%" fo:text-align="left" fo:margin-bottom="10.00pt"/>
    </style:style>
    <style:style style:name="TableColumn0100" style:family="table-column">
      <style:table-column-properties style:column-width="1.719444in"/>
    </style:style>
    <style:style style:name="TableColumn0101" style:family="table-column">
      <style:table-column-properties style:column-width="0.937500in"/>
    </style:style>
    <style:style style:name="Table01" style:family="table">
      <style:table-properties style:width="2.656944in" fo:margin-left="0.000000in" style:writing-mode="lr" table:align="center" style:may-break-between-rows="true"/>
    </style:style>
    <style:style style:name="TableRow0100" style:family="table-row">
      <style:table-row-properties style:min-row-height="0.208333in"/>
    </style:style>
    <style:style style:name="TableCell01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Cell010001" style:family="table-cell">
      <style:table-cell-properties fo:border-top="0.005556in solid #000000" fo:border-left="0.000000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Row0101" style:family="table-row">
      <style:table-row-properties style:min-row-height="0.208333in"/>
    </style:style>
    <style:style style:name="TableCell01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Cell010101" style:family="table-cell">
      <style:table-cell-properties fo:border-top="0.005556in solid #000000" fo:border-left="0.000000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Row0102" style:family="table-row">
      <style:table-row-properties style:min-row-height="0.208333in"/>
    </style:style>
    <style:style style:name="TableCell010200" style:family="table-cell">
      <style:table-cell-properties fo:border-top="0.000000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Cell010201" style:family="table-cell">
      <style:table-cell-properties fo:border-top="0.000000in solid #000000" fo:border-left="0.000000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Row0103" style:family="table-row">
      <style:table-row-properties style:min-row-height="0.208333in"/>
    </style:style>
    <style:style style:name="TableCell010300" style:family="table-cell">
      <style:table-cell-properties fo:border-top="0.000000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Cell010301" style:family="table-cell">
      <style:table-cell-properties fo:border-top="0.000000in solid #000000" fo:border-left="0.000000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Row0104" style:family="table-row">
      <style:table-row-properties style:min-row-height="0.208333in"/>
    </style:style>
    <style:style style:name="TableCell010400" style:family="table-cell">
      <style:table-cell-properties fo:border-top="0.000000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Cell010401" style:family="table-cell">
      <style:table-cell-properties fo:border-top="0.000000in solid #000000" fo:border-left="0.000000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Row0105" style:family="table-row">
      <style:table-row-properties style:min-row-height="0.208333in"/>
    </style:style>
    <style:style style:name="TableCell010500" style:family="table-cell">
      <style:table-cell-properties fo:border-top="0.000000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Cell010501" style:family="table-cell">
      <style:table-cell-properties fo:border-top="0.000000in solid #000000" fo:border-left="0.000000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Row0106" style:family="table-row">
      <style:table-row-properties style:min-row-height="0.208333in"/>
    </style:style>
    <style:style style:name="TableCell010600" style:family="table-cell">
      <style:table-cell-properties fo:border-top="0.000000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Cell010601" style:family="table-cell">
      <style:table-cell-properties fo:border-top="0.000000in solid #000000" fo:border-left="0.000000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Row0107" style:family="table-row">
      <style:table-row-properties style:min-row-height="0.208333in"/>
    </style:style>
    <style:style style:name="TableCell010700" style:family="table-cell">
      <style:table-cell-properties fo:border-top="0.000000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Cell010701" style:family="table-cell">
      <style:table-cell-properties fo:border-top="0.000000in solid #000000" fo:border-left="0.000000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Row0108" style:family="table-row">
      <style:table-row-properties style:min-row-height="0.208333in"/>
    </style:style>
    <style:style style:name="TableCell010800" style:family="table-cell">
      <style:table-cell-properties fo:border-top="0.000000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Cell010801" style:family="table-cell">
      <style:table-cell-properties fo:border-top="0.000000in solid #000000" fo:border-left="0.000000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Row0109" style:family="table-row">
      <style:table-row-properties style:min-row-height="0.208333in"/>
    </style:style>
    <style:style style:name="TableCell010900" style:family="table-cell">
      <style:table-cell-properties fo:border-top="0.000000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Cell010901" style:family="table-cell">
      <style:table-cell-properties fo:border-top="0.000000in solid #000000" fo:border-left="0.000000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Row0110" style:family="table-row">
      <style:table-row-properties style:min-row-height="0.208333in"/>
    </style:style>
    <style:style style:name="TableCell011000" style:family="table-cell">
      <style:table-cell-properties fo:border-top="0.000000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Cell011001" style:family="table-cell">
      <style:table-cell-properties fo:border-top="0.000000in solid #000000" fo:border-left="0.000000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Row0111" style:family="table-row">
      <style:table-row-properties style:min-row-height="0.208333in"/>
    </style:style>
    <style:style style:name="TableCell011100" style:family="table-cell">
      <style:table-cell-properties fo:border-top="0.000000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Cell011101" style:family="table-cell">
      <style:table-cell-properties fo:border-top="0.000000in solid #000000" fo:border-left="0.000000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Row0112" style:family="table-row">
      <style:table-row-properties style:min-row-height="0.208333in"/>
    </style:style>
    <style:style style:name="TableCell011200" style:family="table-cell">
      <style:table-cell-properties fo:border-top="0.000000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Cell011201" style:family="table-cell">
      <style:table-cell-properties fo:border-top="0.000000in solid #000000" fo:border-left="0.000000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Row0113" style:family="table-row">
      <style:table-row-properties style:min-row-height="0.208333in"/>
    </style:style>
    <style:style style:name="TableCell011300" style:family="table-cell">
      <style:table-cell-properties fo:border-top="0.000000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Cell011301" style:family="table-cell">
      <style:table-cell-properties fo:border-top="0.000000in solid #000000" fo:border-left="0.000000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Row0114" style:family="table-row">
      <style:table-row-properties style:min-row-height="0.208333in"/>
    </style:style>
    <style:style style:name="TableCell011400" style:family="table-cell">
      <style:table-cell-properties fo:border-top="0.000000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Cell011401" style:family="table-cell">
      <style:table-cell-properties fo:border-top="0.000000in solid #000000" fo:border-left="0.000000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Row0115" style:family="table-row">
      <style:table-row-properties style:min-row-height="0.208333in"/>
    </style:style>
    <style:style style:name="TableCell011500" style:family="table-cell">
      <style:table-cell-properties fo:border-top="0.000000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Cell011501" style:family="table-cell">
      <style:table-cell-properties fo:border-top="0.000000in solid #000000" fo:border-left="0.000000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Column0200" style:family="table-column">
      <style:table-column-properties style:column-width="1.443056in"/>
    </style:style>
    <style:style style:name="TableColumn0201" style:family="table-column">
      <style:table-column-properties style:column-width="1.438889in"/>
    </style:style>
    <style:style style:name="Table02" style:family="table">
      <style:table-properties style:width="2.881944in" fo:margin-left="0.000000in" style:writing-mode="lr" table:align="center" style:may-break-between-rows="true"/>
    </style:style>
    <style:style style:name="TableRow0200" style:family="table-row">
      <style:table-row-properties style:min-row-height="0.191667in"/>
    </style:style>
    <style:style style:name="TableCell02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201" style:family="table-row">
      <style:table-row-properties style:min-row-height="0.191667in"/>
    </style:style>
    <style:style style:name="TableCell02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1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202" style:family="table-row">
      <style:table-row-properties style:min-row-height="0.191667in"/>
    </style:style>
    <style:style style:name="TableCell02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2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203" style:family="table-row">
      <style:table-row-properties style:min-row-height="0.191667in"/>
    </style:style>
    <style:style style:name="TableCell020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3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204" style:family="table-row">
      <style:table-row-properties style:min-row-height="0.191667in"/>
    </style:style>
    <style:style style:name="TableCell0204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4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205" style:family="table-row">
      <style:table-row-properties style:min-row-height="0.191667in"/>
    </style:style>
    <style:style style:name="TableCell0205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5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206" style:family="table-row">
      <style:table-row-properties style:min-row-height="0.191667in"/>
    </style:style>
    <style:style style:name="TableCell0206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6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</office:automatic-styles>
  <office:body>
    <office:text>
      <text:p text:style-name="P1"><text:span text:style-name="T1">Topics: Descriptive Statistics and Probability</text:span></text:p>
      <text:p text:style-name="P2"><text:span text:style-name="T2"/></text:p>
      <text:p text:style-name="P2"><text:span text:style-name="T3"/></text:p>
      <text:list text:style-name="L3">
        <text:list-item>
          <text:p text:style-name="P3"><text:span text:style-name="T3">Look at the data given below. Plot the data, find the outliers and find out<text:s text:c="2"/></text:span></text:p>
        </text:list-item>
      </text:list>
      <text:p text:style-name="P4"><text:span text:style-name="T3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6"><text:span text:style-name="T5">Name of company</text:span><text:span text:style-name="T6"/></text:p>
          </table:table-cell>
          <table:table-cell table:style-name="TableCell010001">
            <text:p text:style-name="P7"><text:span text:style-name="T7">Measure X</text:span><text:span text:style-name="T8"/></text:p>
          </table:table-cell>
        </table:table-row>
        <table:table-row table:style-name="TableRow0101">
          <table:table-cell table:style-name="TableCell010100">
            <text:p text:style-name="P10"><text:span text:style-name="T9">Allied Signal</text:span><text:span text:style-name="T10"/></text:p>
          </table:table-cell>
          <table:table-cell table:style-name="TableCell010101">
            <text:p text:style-name="P11"><text:span text:style-name="T11">24.23%</text:span><text:span text:style-name="T12"/></text:p>
          </table:table-cell>
        </table:table-row>
        <table:table-row table:style-name="TableRow0102">
          <table:table-cell table:style-name="TableCell010200">
            <text:p text:style-name="P14"><text:span text:style-name="T13">Bankers Trust</text:span><text:span text:style-name="T14"/></text:p>
          </table:table-cell>
          <table:table-cell table:style-name="TableCell010201">
            <text:p text:style-name="P15"><text:span text:style-name="T15">25.53%</text:span><text:span text:style-name="T16"/></text:p>
          </table:table-cell>
        </table:table-row>
        <table:table-row table:style-name="TableRow0103">
          <table:table-cell table:style-name="TableCell010300">
            <text:p text:style-name="P17"><text:span text:style-name="T17">General Mills</text:span><text:span text:style-name="T18"/></text:p>
          </table:table-cell>
          <table:table-cell table:style-name="TableCell010301">
            <text:p text:style-name="P18"><text:span text:style-name="T19">25.41%</text:span><text:span text:style-name="T20"/></text:p>
          </table:table-cell>
        </table:table-row>
        <table:table-row table:style-name="TableRow0104">
          <table:table-cell table:style-name="TableCell010400">
            <text:p text:style-name="P20"><text:span text:style-name="T21">ITT Industries</text:span><text:span text:style-name="T22"/></text:p>
          </table:table-cell>
          <table:table-cell table:style-name="TableCell010401">
            <text:p text:style-name="P21"><text:span text:style-name="T23">24.14%</text:span><text:span text:style-name="T24"/></text:p>
          </table:table-cell>
        </table:table-row>
        <table:table-row table:style-name="TableRow0105">
          <table:table-cell table:style-name="TableCell010500">
            <text:p text:style-name="P23"><text:span text:style-name="T25">J.P.Morgan &amp; Co.</text:span><text:span text:style-name="T26"/></text:p>
          </table:table-cell>
          <table:table-cell table:style-name="TableCell010501">
            <text:p text:style-name="P24"><text:span text:style-name="T27">29.62%</text:span><text:span text:style-name="T28"/></text:p>
          </table:table-cell>
        </table:table-row>
        <table:table-row table:style-name="TableRow0106">
          <table:table-cell table:style-name="TableCell010600">
            <text:p text:style-name="P26"><text:span text:style-name="T29">Lehman Brothers</text:span><text:span text:style-name="T30"/></text:p>
          </table:table-cell>
          <table:table-cell table:style-name="TableCell010601">
            <text:p text:style-name="P27"><text:span text:style-name="T31">28.25%</text:span><text:span text:style-name="T32"/></text:p>
          </table:table-cell>
        </table:table-row>
        <table:table-row table:style-name="TableRow0107">
          <table:table-cell table:style-name="TableCell010700">
            <text:p text:style-name="P29"><text:span text:style-name="T33">Marriott</text:span><text:span text:style-name="T34"/></text:p>
          </table:table-cell>
          <table:table-cell table:style-name="TableCell010701">
            <text:p text:style-name="P30"><text:span text:style-name="T35">25.81%</text:span><text:span text:style-name="T36"/></text:p>
          </table:table-cell>
        </table:table-row>
        <table:table-row table:style-name="TableRow0108">
          <table:table-cell table:style-name="TableCell010800">
            <text:p text:style-name="P32"><text:span text:style-name="T37">MCI</text:span><text:span text:style-name="T38"/></text:p>
          </table:table-cell>
          <table:table-cell table:style-name="TableCell010801">
            <text:p text:style-name="P33"><text:span text:style-name="T39">24.39%</text:span><text:span text:style-name="T40"/></text:p>
          </table:table-cell>
        </table:table-row>
        <table:table-row table:style-name="TableRow0109">
          <table:table-cell table:style-name="TableCell010900">
            <text:p text:style-name="P35"><text:span text:style-name="T41">Merrill Lynch</text:span><text:span text:style-name="T42"/></text:p>
          </table:table-cell>
          <table:table-cell table:style-name="TableCell010901">
            <text:p text:style-name="P36"><text:span text:style-name="T43">40.26%</text:span><text:span text:style-name="T44"/></text:p>
          </table:table-cell>
        </table:table-row>
        <table:table-row table:style-name="TableRow0110">
          <table:table-cell table:style-name="TableCell011000">
            <text:p text:style-name="P38"><text:span text:style-name="T45">Microsoft</text:span><text:span text:style-name="T46"/></text:p>
          </table:table-cell>
          <table:table-cell table:style-name="TableCell011001">
            <text:p text:style-name="P39"><text:span text:style-name="T47">32.95%</text:span><text:span text:style-name="T48"/></text:p>
          </table:table-cell>
        </table:table-row>
        <table:table-row table:style-name="TableRow0111">
          <table:table-cell table:style-name="TableCell011100">
            <text:p text:style-name="P41"><text:span text:style-name="T49">Morgan Stanley</text:span><text:span text:style-name="T50"/></text:p>
          </table:table-cell>
          <table:table-cell table:style-name="TableCell011101">
            <text:p text:style-name="P42"><text:span text:style-name="T51">91.36%</text:span><text:span text:style-name="T52"/></text:p>
          </table:table-cell>
        </table:table-row>
        <table:table-row table:style-name="TableRow0112">
          <table:table-cell table:style-name="TableCell011200">
            <text:p text:style-name="P44"><text:span text:style-name="T53">Sun Microsystems</text:span><text:span text:style-name="T54"/></text:p>
          </table:table-cell>
          <table:table-cell table:style-name="TableCell011201">
            <text:p text:style-name="P45"><text:span text:style-name="T55">25.99%</text:span><text:span text:style-name="T56"/></text:p>
          </table:table-cell>
        </table:table-row>
        <table:table-row table:style-name="TableRow0113">
          <table:table-cell table:style-name="TableCell011300">
            <text:p text:style-name="P47"><text:span text:style-name="T57">Travelers</text:span><text:span text:style-name="T58"/></text:p>
          </table:table-cell>
          <table:table-cell table:style-name="TableCell011301">
            <text:p text:style-name="P48"><text:span text:style-name="T59">39.42%</text:span><text:span text:style-name="T60"/></text:p>
          </table:table-cell>
        </table:table-row>
        <table:table-row table:style-name="TableRow0114">
          <table:table-cell table:style-name="TableCell011400">
            <text:p text:style-name="P50"><text:span text:style-name="T61">US Airways</text:span><text:span text:style-name="T62"/></text:p>
          </table:table-cell>
          <table:table-cell table:style-name="TableCell011401">
            <text:p text:style-name="P51"><text:span text:style-name="T63">26.71%</text:span><text:span text:style-name="T64"/></text:p>
          </table:table-cell>
        </table:table-row>
        <table:table-row table:style-name="TableRow0115">
          <table:table-cell table:style-name="TableCell011500">
            <text:p text:style-name="P53"><text:span text:style-name="T65">Warner-Lambert</text:span><text:span text:style-name="T66"/></text:p>
          </table:table-cell>
          <table:table-cell table:style-name="TableCell011501">
            <text:p text:style-name="P54"><text:span text:style-name="T67">35.00%</text:span><text:span text:style-name="T68"/></text:p>
          </table:table-cell>
        </table:table-row>
      </table:table>
      <text:p text:style-name="P56"><text:span text:style-name="T69"/></text:p>
      <text:p text:style-name="P56"><text:span text:style-name="T70">ANS:-) Ans is in jupyter notebook file name basic statics level-2</text:span><text:span text:style-name="T71"/></text:p>
      <text:p text:style-name="P57"><text:span text:style-name="T71"/></text:p>
      <text:p text:style-name="P57"><text:span text:style-name="T71"/></text:p>
      <text:p text:style-name="P57"><text:span text:style-name="T71"/></text:p>
      <text:p text:style-name="P57"><text:span text:style-name="T71"/></text:p>
      <text:p text:style-name="P57"><text:span text:style-name="T71"/></text:p>
      <text:p text:style-name="P57"><text:span text:style-name="T71"/></text:p>
      <text:p text:style-name="P57"><text:span text:style-name="T71"/></text:p>
      <text:p text:style-name="P57"><text:span text:style-name="T71"/></text:p>
      <text:p text:style-name="P57"><text:span text:style-name="T71"/></text:p>
      <text:p text:style-name="P57"><text:span text:style-name="T71"/></text:p>
      <text:p text:style-name="P57"><text:span text:style-name="T71"/></text:p>
      <text:p text:style-name="P57"><text:span text:style-name="T71"/></text:p>
      <text:p text:style-name="P57"><text:span text:style-name="T71"/></text:p>
      <text:p text:style-name="P57"><text:span text:style-name="T71"/></text:p>
      <text:p text:style-name="P57"><text:span text:style-name="T71"/></text:p>
      <text:p text:style-name="P57"><text:span text:style-name="T71"/></text:p>
      <text:p text:style-name="P57"><text:span text:style-name="T71"/></text:p>
      <text:p text:style-name="P57"><text:span text:style-name="T71"/></text:p>
      <text:p text:style-name="P57"><text:span text:style-name="T71"/></text:p>
      <text:p text:style-name="P57"><text:span text:style-name="T71"/></text:p>
      <text:list text:style-name="L58">
        <text:list-item>
          <text:p text:style-name="P58"><text:span text:style-name="T71"/></text:p>
        </text:list-item>
      </text:list>
      <text:p text:style-name="P59"><draw:frame text:anchor-type="as-char" svg:width="160.36mm" svg:height="70.36mm" style:rel-width="scale" style:rel-height="scale"><draw:object-ole xlink:href="OleObj1"/><draw:image xlink:href="ObjectReplacements/OleObj1"/></draw:frame><text:span text:style-name="T73"/></text:p>
      <text:p text:style-name="P60"><text:span text:style-name="T73">Answer the following three questions based on the box-plot above.</text:span></text:p>
      <text:list text:style-name="L61">
        <text:list-item>
          <text:p text:style-name="P61"><text:span text:style-name="T73">What is inter-quartile range of this dataset? (please approximate the numbers) In one line, explain what this value implies.</text:span></text:p>
        </text:list-item>
      </text:list>
      <text:p text:style-name="P62"><text:span text:style-name="T74"><text:s text:c="25"/>ANS: IQR is the range between upper quartile (Q3) and lower quartile (Q1)</text:span></text:p>
      <text:p text:style-name="P62"><text:span text:style-name="T74"><text:s text:c="36"/>IQR= Q3-Q1= 12-5 = 7</text:span></text:p>
      <text:p text:style-name="P62"><text:span text:style-name="T74"><text:s text:c="35"/>50% of the data lies between IQR</text:span><text:span text:style-name="T75"/></text:p>
      <text:list text:style-name="L63">
        <text:list-item>
          <text:p text:style-name="P63"><text:span text:style-name="T75">What can we say about the skewness of this dataset?</text:span></text:p>
        </text:list-item>
      </text:list>
      <text:p text:style-name="P64"><text:span text:style-name="T75"><text:s text:c="25"/></text:span><text:span text:style-name="T76">ANS:-) this dataset has positive skewness.</text:span><text:span text:style-name="T77"/></text:p>
      <text:p text:style-name="P64"><text:span text:style-name="T77"><text:s text:c="24"/></text:span></text:p>
      <text:list text:style-name="L65">
        <text:list-item>
          <text:p text:style-name="P65"><text:span text:style-name="T77">If it was found that the data point with the value 25 is actually 2.5, how would the new box-plot be affected?</text:span><text:span text:style-name="T78"/></text:p>
        </text:list-item>
      </text:list>
      <text:p text:style-name="P66"><text:span text:style-name="T78"><text:s text:c="24"/>ANS: There will be no outlier if the value of 25 was actually 2.5. Subsequently,</text:span></text:p>
      <text:p text:style-name="P66"><text:span text:style-name="T78"><text:s text:c="35"/>and Whether the median shifts or not depends on the size of the data.</text:span></text:p>
      <text:p text:style-name="P66"><text:span text:style-name="T78"><text:s text:c="35"/>It will reduce the right skewness of the data.</text:span></text:p>
      <text:p text:style-name="P67"><text:span text:style-name="T79"/></text:p>
      <text:p text:style-name="P68"><draw:frame text:anchor-type="as-char" svg:width="160.36mm" svg:height="111.43mm" style:rel-width="scale" style:rel-height="scale"><draw:object-ole xlink:href="OleObj2"/><draw:image xlink:href="ObjectReplacements/OleObj2"/></draw:frame><text:span text:style-name="T81"/></text:p>
      <text:p text:style-name="P69"><text:span text:style-name="T81"/></text:p>
      <text:p text:style-name="P69"><text:span text:style-name="T81">Answer the following three questions based on the histogram above.</text:span></text:p>
      <text:list text:style-name="L70">
        <text:list-item>
          <text:p text:style-name="P70"><text:span text:style-name="T81">Where would the mode of this dataset lie?</text:span><text:span text:style-name="T82"/></text:p>
        </text:list-item>
      </text:list>
      <text:p text:style-name="P71"><text:span text:style-name="T82"><text:s text:c="15"/>ANS:-) The mode will be lie between 4 and 10 because majority of the entry in </text:span></text:p>
      <text:p text:style-name="P71"><text:span text:style-name="T82"><text:s text:c="26"/>this range but this is just an assumption. The 2 bars of the same height </text:span></text:p>
      <text:p text:style-name="P71"><text:span text:style-name="T82"><text:s text:c="25"/>doesn’t indicate mode every time.</text:span></text:p>
      <text:list text:style-name="L72">
        <text:list-item>
          <text:p text:style-name="P72"><text:span text:style-name="T83">Comment on the skewness of the dataset.<text:tab/></text:span></text:p>
        </text:list-item>
      </text:list>
      <text:p text:style-name="P73"><text:span text:style-name="T83"><text:s text:c="16"/></text:span><text:span text:style-name="T84">ANS:-) dataset have positive skewness</text:span></text:p>
      <text:list text:style-name="L74">
        <text:list-item>
          <text:p text:style-name="P74"><text:span text:style-name="T85">Suppose that the above histogram and the box-plot in question 2 are plotted for the same dataset. Explain how these graphs complement each other in providing information about any dataset. </text:span></text:p>
        </text:list-item>
      </text:list>
      <text:p text:style-name="P75"><text:span text:style-name="T85"><text:s text:c="16"/></text:span><text:span text:style-name="T86">ANS: There is an outlier of the value 25 and both the plot has positive</text:span></text:p>
      <text:p text:style-name="P75"><text:span text:style-name="T86"><text:s text:c="28"/>skewness</text:span><text:span text:style-name="T87"/></text:p>
      <text:p text:style-name="P76"><text:span text:style-name="T87"/></text:p>
      <text:p text:style-name="P77"><text:span text:style-name="T87"/></text:p>
      <text:list text:style-name="L78">
        <text:list-item>
          <text:p text:style-name="P78"><text:span text:style-name="T87">AT&amp;T was running commercials in 1990 aimed at luring back customers who had switched to one of the other long-distance phone service providers. One such commercial shows a businessman trying to reach Phoenix and mistakenly getting Fiji, where a half-naked native on a beach responds incomprehensibly in Polynesian. When asked about this advertisement, AT&amp;T admitted that the portrayed incident did not actually take place but added that this was an enactment of something that “could happen.” Suppose that one in 200 long-distance telephone calls is misdirected. What is the probability that at least one in five attempted telephone calls reaches the wrong number? (Assume independence of attempts.)</text:span></text:p>
        </text:list-item>
      </text:list>
      <text:p text:style-name="P79"><text:span text:style-name="T87"><text:s text:c="4"/></text:span><text:span text:style-name="T88">ANS: one in 200 long-distance telephone calls is misdirected</text:span></text:p>
      <text:p text:style-name="P79"><text:span text:style-name="T88"><text:s text:c="6"/>=&gt;<text:s text:c="4"/>probability of call misdirecting p = 1/200</text:span></text:p>
      <text:p text:style-name="P79"><text:span text:style-name="T88"><text:s text:c="14"/>Probability of call not Misdirecting = 1 - 1/200 = 199/200</text:span></text:p>
      <text:p text:style-name="P79"><text:span text:style-name="T88"><text:s text:c="13"/>Number of Calls = 5</text:span></text:p>
      <text:p text:style-name="P79"><text:span text:style-name="T88"><text:s text:c="38"/>P(x) =<text:s/></text:span><text:span text:style-name="T89">ⁿ</text:span><text:span text:style-name="T90">C</text:span><text:span text:style-name="T91">ₓ</text:span><text:span text:style-name="T92">p</text:span><text:span text:style-name="T93">ˣ</text:span><text:span text:style-name="T94">q</text:span><text:span text:style-name="T95">ⁿ⁻ˣ</text:span><text:span text:style-name="T96"/></text:p>
      <text:p text:style-name="P79"><text:span text:style-name="T97"><text:s text:c="44"/>n = 5</text:span></text:p>
      <text:p text:style-name="P79"><text:span text:style-name="T97"><text:s text:c="44"/>p = 1/200</text:span></text:p>
      <text:p text:style-name="P79"><text:span text:style-name="T97"><text:s text:c="43"/>q = 199/200</text:span></text:p>
      <text:p text:style-name="P79"><text:span text:style-name="T97"><text:s text:c="13"/>at least one in five attempted telephone calls </text:span></text:p>
      <text:p text:style-name="P79"><text:span text:style-name="T97"><text:s text:c="13"/>reaches the wrong number</text:span></text:p>
      <text:p text:style-name="P79"><text:span text:style-name="T97"><text:s text:c="9"/>= 1 - none of the call reaches the wrong number</text:span></text:p>
      <text:p text:style-name="P79"><text:span text:style-name="T97"><text:s text:c="9"/>= 1 - P(0)</text:span></text:p>
      <text:p text:style-name="P79"><text:span text:style-name="T97"><text:s text:c="8"/>= 1 -<text:s/></text:span><text:span text:style-name="T98">⁵</text:span><text:span text:style-name="T99">C</text:span><text:span text:style-name="T100">₀</text:span><text:span text:style-name="T101">(1/200)</text:span><text:span text:style-name="T102">⁰</text:span><text:span text:style-name="T103">(199/200)</text:span><text:span text:style-name="T104">⁵⁻⁰</text:span><text:span text:style-name="T105"/></text:p>
      <text:p text:style-name="P79"><text:span text:style-name="T106"><text:s text:c="8"/>= 1 - (199/200)</text:span><text:span text:style-name="T107">⁵</text:span><text:span text:style-name="T108"/></text:p>
      <text:p text:style-name="P79"><text:span text:style-name="T109"><text:s text:c="8"/>= 0.02475</text:span></text:p>
      <text:p text:style-name="P79"><text:span text:style-name="T109"><text:s text:c="8"/>So the probability that at least one in five attempted </text:span></text:p>
      <text:p text:style-name="P79"><text:span text:style-name="T109"><text:s text:c="8"/>telephone calls reaches the wrong number = </text:span></text:p>
      <text:p text:style-name="P79"><text:span text:style-name="T109"><text:s text:c="8"/>0.02475</text:span><text:span text:style-name="T110"/></text:p>
      <text:p text:style-name="P80"><text:span text:style-name="T110"/></text:p>
      <text:p text:style-name="P80"><text:span text:style-name="T110"/></text:p>
      <text:list text:style-name="L81">
        <text:list-item>
          <text:p text:style-name="P81"><text:span text:style-name="T110">Returns on a certain business venture, to the nearest $1,000, are known to follow the following probability distribution</text:span></text:p>
        </text:list-item>
      </text:list>
      <table:table table:style-name="Table02">
        <table:table-column table:style-name="TableColumn0200"/>
        <table:table-column table:style-name="TableColumn0201"/>
        <table:table-row table:style-name="TableRow0200">
          <table:table-cell table:style-name="TableCell020000">
            <text:p text:style-name="P83"><text:span text:style-name="T112">x</text:span><text:span text:style-name="T113"/></text:p>
          </table:table-cell>
          <table:table-cell table:style-name="TableCell020001">
            <text:p text:style-name="P83"><text:span text:style-name="T114">P(x)</text:span><text:span text:style-name="T115"/></text:p>
          </table:table-cell>
        </table:table-row>
        <table:table-row table:style-name="TableRow0201">
          <table:table-cell table:style-name="TableCell020100">
            <text:p text:style-name="P86"><text:span text:style-name="T116">-2,000</text:span><text:span text:style-name="T117"/></text:p>
          </table:table-cell>
          <table:table-cell table:style-name="TableCell020101">
            <text:p text:style-name="P86"><text:span text:style-name="T118">0.1</text:span><text:span text:style-name="T119"/></text:p>
          </table:table-cell>
        </table:table-row>
        <table:table-row table:style-name="TableRow0202">
          <table:table-cell table:style-name="TableCell020200">
            <text:p text:style-name="P88"><text:span text:style-name="T120">-1,000</text:span><text:span text:style-name="T121"/></text:p>
          </table:table-cell>
          <table:table-cell table:style-name="TableCell020201">
            <text:p text:style-name="P88"><text:span text:style-name="T122">0.1</text:span><text:span text:style-name="T123"/></text:p>
          </table:table-cell>
        </table:table-row>
        <table:table-row table:style-name="TableRow0203">
          <table:table-cell table:style-name="TableCell020300">
            <text:p text:style-name="P90"><text:span text:style-name="T124">0</text:span><text:span text:style-name="T125"/></text:p>
          </table:table-cell>
          <table:table-cell table:style-name="TableCell020301">
            <text:p text:style-name="P90"><text:span text:style-name="T126">0.2</text:span><text:span text:style-name="T127"/></text:p>
          </table:table-cell>
        </table:table-row>
        <table:table-row table:style-name="TableRow0204">
          <table:table-cell table:style-name="TableCell020400">
            <text:p text:style-name="P92"><text:span text:style-name="T128">1000</text:span><text:span text:style-name="T129"/></text:p>
          </table:table-cell>
          <table:table-cell table:style-name="TableCell020401">
            <text:p text:style-name="P92"><text:span text:style-name="T130">0.2</text:span><text:span text:style-name="T131"/></text:p>
          </table:table-cell>
        </table:table-row>
        <table:table-row table:style-name="TableRow0205">
          <table:table-cell table:style-name="TableCell020500">
            <text:p text:style-name="P94"><text:span text:style-name="T132">2000</text:span><text:span text:style-name="T133"/></text:p>
          </table:table-cell>
          <table:table-cell table:style-name="TableCell020501">
            <text:p text:style-name="P94"><text:span text:style-name="T134">0.3</text:span><text:span text:style-name="T135"/></text:p>
          </table:table-cell>
        </table:table-row>
        <table:table-row table:style-name="TableRow0206">
          <table:table-cell table:style-name="TableCell020600">
            <text:p text:style-name="P96"><text:span text:style-name="T136">3000</text:span><text:span text:style-name="T137"/></text:p>
          </table:table-cell>
          <table:table-cell table:style-name="TableCell020601">
            <text:p text:style-name="P96"><text:span text:style-name="T138">0.1</text:span><text:span text:style-name="T139"/></text:p>
          </table:table-cell>
        </table:table-row>
      </table:table>
      <text:p text:style-name="P98"><text:span text:style-name="T140"/></text:p>
      <text:list text:style-name="L99">
        <text:list-item>
          <text:p text:style-name="P99"><text:span text:style-name="T140">What is the most likely monetary outcome of the business venture?</text:span></text:p>
        </text:list-item>
      </text:list>
      <text:p text:style-name="P100"><text:span text:style-name="T140"><text:s text:c="13"/></text:span><text:span text:style-name="T141">ANS:-) $2000 as it has the highest probability of occurrence</text:span><text:span text:style-name="T142"/></text:p>
      <text:list text:style-name="L101">
        <text:list-item>
          <text:p text:style-name="P101"><text:span text:style-name="T142">Is the venture likely to be successful? Explain</text:span><text:span text:style-name="T143"/></text:p>
        </text:list-item>
      </text:list>
      <text:p text:style-name="P102"><text:span text:style-name="T143"><text:s text:c="14"/>ANS:-)<text:s text:c="2"/>if Success == positive returns as a measure</text:span></text:p>
      <text:p text:style-name="P102"><text:span text:style-name="T143"><text:s text:c="29"/>Then there is a 60% probability that the venture would be successful</text:span></text:p>
      <text:p text:style-name="P102"><text:span text:style-name="T143"><text:s text:c="29"/>(0.3+0.2+0.1=0.6=&gt;0.6*100=&gt;60%)</text:span></text:p>
      <text:list text:style-name="L103">
        <text:list-item>
          <text:p text:style-name="P103"><text:span text:style-name="T144">What is the long-term average earning of business ventures of this kind? Explain</text:span></text:p>
        </text:list-item>
      </text:list>
      <text:p text:style-name="P104"><text:span text:style-name="T144"><text:s text:c="12"/></text:span><text:span text:style-name="T145">ANS:-) (-2000*0.1)+(-1000*0.1)+(0*0.2)+(1000*0.2)+(2000 *0.3)+(3000*0.1)=800</text:span></text:p>
      <text:p text:style-name="P104"><text:span text:style-name="T145"><text:s text:c="27"/>the long-term average earning for these type of ventures would be around $800</text:span><text:span text:style-name="T146"/></text:p>
      <text:list text:style-name="L105">
        <text:list-item>
          <text:p text:style-name="P105"><text:span text:style-name="T146">What is the good measure of the risk involved in a venture of this kind? Compute this measure</text:span><text:span text:style-name="T147"/></text:p>
        </text:list-item>
      </text:list>
      <text:p text:style-name="P106"><text:span text:style-name="T147"><text:s text:c="15"/>ANS:-) A good measure to evaluate the risk would be variance and standard deviation</text:span></text:p>
      <text:p text:style-name="P106"><text:span text:style-name="T147"><text:s text:c="28"/>of the variable x</text:span></text:p>
      <text:p text:style-name="P106"><text:span text:style-name="T147"><text:s text:c="28"/>Var = 3500000</text:span></text:p>
      <text:p text:style-name="P106"><text:span text:style-name="T147"><text:s text:c="29"/>Sd = 1870.83</text:span></text:p>
      <text:p text:style-name="P106"><text:span text:style-name="T147"><text:s text:c="27"/>The large value of standard deviation of $1870 is considered along with the </text:span></text:p>
      <text:p text:style-name="P106"><text:span text:style-name="T147"><text:s text:c="27"/>avarage<text:s text:c="25"/></text:span></text:p>
      <text:p text:style-name="P106"><text:span text:style-name="T147"><text:s text:c="27"/>returns of $800 indicates that this venture is highly risky</text:span></text:p>
      <text:p text:style-name="P106"><text:span text:style-name="T147"><text:s text:c="26"/>Formula used:</text:span></text:p>
      <text:p text:style-name="P106"><text:span text:style-name="T147"><text:s text:c="26"/>df[“x”].std()</text:span></text:p>
      <text:p text:style-name="P106"><text:span text:style-name="T147"><text:s text:c="26"/>df[“x”].var()</text:span></text:p>
      <text:p text:style-name="P107"><text:span text:style-name="T14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